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99ccff" draw:opacity="0%" draw:textarea-horizontal-align="center" draw:textarea-vertical-align="middle" draw:shadow="visible" draw:shadow-offset-x="0.305cm" draw:shadow-offset-y="0.305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3.616cm" svg:height="3.103cm" svg:x="4.159cm" svg:y="4.256cm">
          <text:p text:style-name="P1">A</text:p>
        </draw:ellipse>
        <draw:ellipse draw:style-name="gr1" draw:text-style-name="P2" draw:layer="layout" svg:width="3.616cm" svg:height="3.103cm" svg:x="12.927cm" svg:y="11.52cm">
          <text:p text:style-name="P1">D</text:p>
        </draw:ellipse>
        <draw:ellipse draw:style-name="gr1" draw:text-style-name="P2" draw:layer="layout" svg:width="3.616cm" svg:height="3.103cm" svg:x="4.607cm" svg:y="11.424cm">
          <text:p text:style-name="P1">C</text:p>
        </draw:ellipse>
        <draw:ellipse draw:style-name="gr1" draw:text-style-name="P2" draw:layer="layout" svg:width="3.616cm" svg:height="3.103cm" svg:x="12.383cm" svg:y="4.129cm">
          <text:p text:style-name="P1">B</text:p>
        </draw:ellipse>
        <draw:rect draw:style-name="gr2" draw:text-style-name="P3" draw:layer="layout" svg:width="15.359cm" svg:height="13.855cm" svg:x="2.556cm" svg:y="2.233cm" draw:corner-radius="0.66cm">
          <text:p text:style-name="P1"><text:span text:style-name="T1">EXECUTE(23)</text:span></text:p>
        </draw:rect>
        <draw:frame draw:style-name="gr3" draw:layer="layout" svg:width="2.441cm" svg:height="0.962cm" svg:x="7.839cm" svg:y="18.143cm">
          <draw:text-box>
            <text:p text:style-name="P4">Clients</text:p>
          </draw:text-box>
        </draw:frame>
        <draw:line draw:style-name="gr4" draw:text-style-name="P2" draw:layer="layout" svg:x1="8.863cm" svg:y1="18.015cm" svg:x2="7.327cm" svg:y2="16.351cm">
          <text:p/>
        </draw:line>
        <draw:line draw:style-name="gr4" draw:text-style-name="P2" draw:layer="layout" svg:x1="8.863cm" svg:y1="18.047cm" svg:x2="10.175cm" svg:y2="16.383cm">
          <text:p/>
        </draw:line>
        <draw:line draw:style-name="gr4" draw:text-style-name="P2" draw:layer="layout" svg:x1="8.863cm" svg:y1="18.015cm" svg:x2="12.511cm" svg:y2="16.383cm">
          <text:p/>
        </draw:line>
        <draw:line draw:style-name="gr4" draw:text-style-name="P2" draw:layer="layout" svg:x1="12.319cm" svg:y1="6.272cm" svg:x2="8.223cm" svg:y2="6.272cm">
          <text:p/>
        </draw:line>
        <draw:frame draw:style-name="gr3" draw:text-style-name="P5" draw:layer="layout" svg:width="4.168cm" svg:height="0.882cm" svg:x="8.415cm" svg:y="6.176cm">
          <draw:text-box>
            <text:p text:style-name="P4"><text:span text:style-name="T1">EXECUTE(23)</text:span></text:p>
          </draw:text-box>
        </draw:frame>
        <draw:line draw:style-name="gr4" draw:text-style-name="P2" draw:layer="layout" svg:x1="8.255cm" svg:y1="5.216cm" svg:x2="12.063cm" svg:y2="5.216cm">
          <text:p/>
        </draw:line>
        <draw:frame draw:style-name="gr3" draw:text-style-name="P5" draw:layer="layout" svg:width="3.69cm" svg:height="0.882cm" svg:x="7.999cm" svg:y="4.448cm">
          <draw:text-box>
            <text:p text:style-name="P4"><text:span text:style-name="T1">RESULT(23)</text:span></text:p>
          </draw:text-box>
        </draw:frame>
        <draw:line draw:style-name="gr4" draw:text-style-name="P2" draw:layer="layout" svg:x1="14.219cm" svg:y1="7.381cm" svg:x2="14.805cm" svg:y2="11.468cm">
          <text:p/>
        </draw:line>
        <draw:line draw:style-name="gr4" draw:text-style-name="P2" draw:layer="layout" svg:x1="12.995cm" svg:y1="6.959cm" svg:x2="7.669cm" svg:y2="11.575cm">
          <text:p/>
        </draw:line>
        <draw:frame draw:style-name="gr3" draw:text-style-name="P5" draw:layer="layout" svg:width="4.168cm" svg:height="0.882cm" svg:x="12.958cm" svg:y="8.736cm">
          <draw:text-box>
            <text:p text:style-name="P4"><text:span text:style-name="T1">EXECUTE(2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